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29b2" officeooo:paragraph-rsid="001029b2"/>
    </style:style>
    <style:style style:name="P2" style:family="paragraph" style:parent-style-name="Standard">
      <style:text-properties officeooo:rsid="0011da37" officeooo:paragraph-rsid="0011da37"/>
    </style:style>
    <style:style style:name="P3" style:family="paragraph" style:parent-style-name="Standard">
      <style:text-properties officeooo:rsid="0013d9df" officeooo:paragraph-rsid="0013d9df"/>
    </style:style>
    <style:style style:name="P4" style:family="paragraph" style:parent-style-name="Preformatted_20_Text">
      <style:text-properties officeooo:rsid="001029b2" officeooo:paragraph-rsid="00102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s:</text:p>
      <text:p text:style-name="P1">cwl-runner 3.1.20221201130942</text:p>
      <text:p text:style-name="P1"/>
      <text:p text:style-name="P1"/>
      <text:p text:style-name="P1">Files:</text:p>
      <text:p text:style-name="P1"/>
      <text:p text:style-name="P2">Script templates:</text:p>
      <text:p text:style-name="P3">v.2.0b1:</text:p>
      <text:p text:style-name="P2">cwl:</text:p>
      <text:p text:style-name="P2"><text:a xlink:type="simple" xlink:href="https://bitbucket.org/CRSwDev/cwl/src/master/v2.0b1/rhapsody_wta_2.0b1.cwl" text:style-name="Internet_20_link" text:visited-style-name="Visited_20_Internet_20_Link">https://bitbucket.org/CRSwDev/cwl/src/master/v2.0b1/rhapsody_wta_2.0b1.cwl</text:a></text:p>
      <text:p text:style-name="P2">Analysis:</text:p>
      <text:p text:style-name="P2"><text:a xlink:type="simple" xlink:href="https://bitbucket.org/CRSwDev/cwl/src/master/v2.0b1/template_wta_2.0b1.yml" text:style-name="Internet_20_link" text:visited-style-name="Visited_20_Internet_20_Link">https://bitbucket.org/CRSwDev/cwl/src/master/v2.0b1/template_wta_2.0b1.yml</text:a></text:p>
      <text:p text:style-name="P2"/>
      <text:p text:style-name="P3">v1.11:</text:p>
      <text:p text:style-name="P3">cwl:</text:p>
      <text:p text:style-name="P3"><text:a xlink:type="simple" xlink:href="https://bitbucket.org/CRSwDev/cwl/src/master/v1.11/rhapsody_wta_1.11.cwl" text:style-name="Internet_20_link" text:visited-style-name="Visited_20_Internet_20_Link">https://bitbucket.org/CRSwDev/cwl/src/master/v1.11/rhapsody_wta_1.11.cwl</text:a></text:p>
      <text:p text:style-name="P3">Analysis:</text:p>
      <text:p text:style-name="P3"><text:a xlink:type="simple" xlink:href="https://bitbucket.org/CRSwDev/cwl/src/master/v1.11/template_wta_1.11.yml" text:style-name="Internet_20_link" text:visited-style-name="Visited_20_Internet_20_Link">https://bitbucket.org/CRSwDev/cwl/src/master/v1.11/template_wta_1.11.yml</text:a></text:p>
      <text:p text:style-name="P1"/>
      <text:p text:style-name="P1">Reads:</text:p>
      <text:p text:style-name="P1">Local</text:p>
      <text:p text:style-name="P1"/>
      <text:p text:style-name="P1">Genome and Transcriptome annotation references:</text:p>
      <text:p text:style-name="P1"><text:a xlink:type="simple" xlink:href="http://bd-rhapsody-public.s3-website-us-east-1.amazonaws.com/Rhapsody-WTA/hg19/" text:style-name="Internet_20_link" text:visited-style-name="Visited_20_Internet_20_Link">http://bd-rhapsody-public.s3-website-us-east-1.amazonaws.com/Rhapsody-WTA/hg19/</text:a></text:p>
      <text:p text:style-name="P1">Genome_reference:</text:p>
      <text:p text:style-name="P4"><text:a xlink:type="simple" xlink:href="https://bd-rhapsody-public.s3.amazonaws.com/Rhapsody-WTA/hg19/hg19-gencode.tar.gz" text:style-name="Internet_20_link" text:visited-style-name="Visited_20_Internet_20_Link">hg19-gencode.tar.gz</text:a></text:p>
      <text:p text:style-name="P1">Transcriptome annotation:</text:p>
      <text:p text:style-name="P4"><text:a xlink:type="simple" xlink:href="https://bd-rhapsody-public.s3.amazonaws.com/Rhapsody-WTA/hg19/hg19-gencode.gtf" text:style-name="Internet_20_link" text:visited-style-name="Visited_20_Internet_20_Link">hg19-gencode.gtf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7T15:02:37.190586422</meta:creation-date>
    <dc:date>2023-01-30T12:11:27.922242039</dc:date>
    <meta:editing-duration>P2DT20H28M2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9" meta:character-count="607" meta:non-whitespace-character-count="600"/>
  </office:meta>
</office:document-meta>
</file>